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2342" draw:fill-color="#bee3d3" draw:textarea-horizontal-align="justify" draw:textarea-vertical-align="middle" draw:auto-grow-height="false" fo:min-height="6.65cm" fo:min-width="16.9cm"/>
    </style:style>
    <style:style style:name="gr2" style:family="graphic" style:parent-style-name="standard">
      <style:graphic-properties svg:stroke-width="0.053cm" draw:marker-start-width="0.279cm" draw:marker-end-width="0.279cm" draw:fill-color="#6a1816" draw:textarea-horizontal-align="justify" draw:textarea-vertical-align="middle" draw:auto-grow-height="false" fo:min-height="1.25cm" fo:min-width="2.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-color="#fffbcc" draw:textarea-horizontal-align="justify" draw:textarea-vertical-align="middle" draw:auto-grow-height="false" fo:min-height="0.95cm" fo:min-width="1.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-color="#fffbcc" draw:textarea-horizontal-align="justify" draw:textarea-vertical-align="middle" draw:auto-grow-height="false" fo:min-height="1.25cm" fo:min-width="3.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-color="#fffbcc" draw:textarea-horizontal-align="justify" draw:textarea-vertical-align="middle" draw:auto-grow-height="false" fo:min-height="5.35cm" fo:min-width="5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98cm" fo:min-width="2.8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fill-color="#00888a" draw:textarea-horizontal-align="justify" draw:textarea-vertical-align="middle" draw:auto-grow-height="false" fo:min-height="0.876cm" fo:min-width="5.926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bee3d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a1816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bee3d3" fo:font-weight="bold" style:font-weight-asian="bold" style:font-weight-complex="bold"/>
    </style:style>
    <style:style style:name="P9" style:family="paragraph">
      <loext:graphic-properties draw:fill-color="#00888a"/>
      <style:paragraph-properties fo:text-align="center"/>
      <style:text-properties fo:color="#bee3d3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ee3d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4cm" svg:height="6.9cm" svg:x="1.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1.5cm" svg:x="2.4cm" svg:y="6.3cm">
          <text:p text:style-name="P2">label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cm" svg:height="1.2cm" svg:x="2.4cm" svg:y="4.05cm">
          <text:p text:style-name="P4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5cm" svg:x="6.5cm" svg:y="3.9cm">
          <text:p text:style-name="P4"><text:span text:style-name="T1">Feature </text:span></text:p>
          <text:p text:style-name="P4"><text:span text:style-name="T1">extra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5cm" svg:height="5.6cm" svg:x="11.5cm" svg:y="2.4cm">
          <text:p text:style-name="P4"><text:span text:style-name="T1">Machine </text:span></text:p>
          <text:p text:style-name="P4"><text:span text:style-name="T1">Learning </text:span></text:p>
          <text:p text:style-name="P4"><text:span text:style-name="T1">Algorithm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.7cm" svg:y1="4.65cm" svg:x2="6.6cm" svg:y2="4.65cm">
          <text:p/>
        </draw:line>
        <draw:line draw:style-name="gr6" draw:text-style-name="P6" draw:layer="layout" svg:x1="10.5cm" svg:y1="4.6cm" svg:x2="11.5cm" svg:y2="4.6cm">
          <text:p/>
        </draw:line>
        <draw:line draw:style-name="gr6" draw:text-style-name="P6" draw:layer="layout" svg:x1="5.8cm" svg:y1="7.05cm" svg:x2="11.5cm" svg:y2="7.1cm">
          <text:p/>
        </draw:line>
        <draw:custom-shape draw:style-name="gr1" draw:text-style-name="P1" draw:layer="layout" svg:width="17.4cm" svg:height="6.9cm" svg:x="2cm" svg:y="9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1.6cm" svg:x="2.5cm" svg:y="14.2cm">
          <text:p text:style-name="P4"><text:span text:style-name="T1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3cm" svg:height="1.2cm" svg:x="2.5cm" svg:y="11.95cm">
          <text:p text:style-name="P4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5cm" svg:x="6.6cm" svg:y="11.8cm">
          <text:p text:style-name="P4"><text:span text:style-name="T1">Feature </text:span></text:p>
          <text:p text:style-name="P4"><text:span text:style-name="T1">extra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5cm" svg:height="5.6cm" svg:x="11.6cm" svg:y="10.3cm">
          <text:p text:style-name="P4"><text:span text:style-name="T1">Machine </text:span></text:p>
          <text:p text:style-name="P4"><text:span text:style-name="T1">Learning </text:span></text:p>
          <text:p text:style-name="P4"><text:span text:style-name="T1">Algorithm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.8cm" svg:y1="12.55cm" svg:x2="6.7cm" svg:y2="12.55cm">
          <text:p/>
        </draw:line>
        <draw:line draw:style-name="gr6" draw:text-style-name="P6" draw:layer="layout" svg:x1="10.6cm" svg:y1="12.5cm" svg:x2="11.6cm" svg:y2="12.5cm">
          <text:p/>
        </draw:line>
        <draw:line draw:style-name="gr6" draw:text-style-name="P6" draw:layer="layout" svg:x1="11.6cm" svg:y1="14.952cm" svg:x2="5.9cm" svg:y2="14.999cm">
          <text:p/>
        </draw:line>
        <draw:custom-shape draw:style-name="gr8" draw:text-style-name="P9" draw:layer="layout" svg:width="6.8cm" svg:height="1.5cm" svg:x="2.2cm" svg:y="2.3cm">
          <text:p text:style-name="P8"><text:span text:style-name="T2">Training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8" draw:text-style-name="P9" draw:layer="layout" svg:width="6.8cm" svg:height="1.5cm" svg:x="2.201cm" svg:y="10.101cm">
          <text:p text:style-name="P8"><text:span text:style-name="T2">Predic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9" draw:text-style-name="P6" draw:layer="layout" svg:x1="14.193cm" svg:y1="8cm" svg:x2="14.2cm" svg:y2="1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2:14:33.472770855</meta:creation-date>
    <dc:date>2017-11-26T12:26:51.516987910</dc:date>
    <meta:editing-duration>PT2M6S</meta:editing-duration>
    <meta:editing-cycles>1</meta:editing-cycles>
    <meta:generator>LibreOffice/5.4.2.2.0$Linux_X86_64 LibreOffice_project/40m0$Build-2</meta:generator>
    <meta:document-statistic meta:object-count="19"/>
  </office:meta>
</office:document-meta>
</file>